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57b7" officeooo:paragraph-rsid="000157b7" style:font-weight-asian="bold" style:font-weight-complex="bold"/>
    </style:style>
    <style:style style:name="P2" style:family="paragraph" style:parent-style-name="Standard">
      <style:text-properties fo:font-weight="bold" officeooo:rsid="0002f54f" officeooo:paragraph-rsid="0002f54f" style:font-weight-asian="bold" style:font-weight-complex="bold"/>
    </style:style>
    <style:style style:name="P3" style:family="paragraph" style:parent-style-name="Standard">
      <style:text-properties fo:font-weight="bold" officeooo:rsid="0004766f" officeooo:paragraph-rsid="0004766f" style:font-weight-asian="bold" style:font-weight-complex="bold"/>
    </style:style>
    <style:style style:name="P4" style:family="paragraph" style:parent-style-name="Standard">
      <style:text-properties fo:font-weight="bold" officeooo:rsid="00055436" officeooo:paragraph-rsid="00055436" style:font-weight-asian="bold" style:font-weight-complex="bold"/>
    </style:style>
    <style:style style:name="P5" style:family="paragraph" style:parent-style-name="Standard">
      <style:text-properties fo:font-weight="bold" officeooo:rsid="00059108" officeooo:paragraph-rsid="00059108" style:font-weight-asian="bold" style:font-weight-complex="bold"/>
    </style:style>
    <style:style style:name="P6" style:family="paragraph" style:parent-style-name="Standard">
      <style:text-properties fo:font-weight="bold" officeooo:rsid="00091d8c" officeooo:paragraph-rsid="00091d8c" style:font-weight-asian="bold" style:font-weight-complex="bold"/>
    </style:style>
    <style:style style:name="P7" style:family="paragraph" style:parent-style-name="Standard">
      <style:text-properties fo:font-weight="bold" officeooo:rsid="000ab56e" officeooo:paragraph-rsid="000ab56e" style:font-weight-asian="bold" style:font-weight-complex="bold"/>
    </style:style>
    <style:style style:name="P8" style:family="paragraph" style:parent-style-name="Standard">
      <style:text-properties fo:font-weight="bold" officeooo:rsid="000af8d3" officeooo:paragraph-rsid="000af8d3" style:font-weight-asian="bold" style:font-weight-complex="bold"/>
    </style:style>
    <style:style style:name="P9" style:family="paragraph" style:parent-style-name="Standard">
      <style:text-properties fo:font-weight="bold" officeooo:rsid="000daf05" officeooo:paragraph-rsid="000daf05" style:font-weight-asian="bold" style:font-weight-complex="bold"/>
    </style:style>
    <style:style style:name="P10" style:family="paragraph" style:parent-style-name="Standard">
      <style:text-properties fo:font-weight="bold" officeooo:rsid="001062d7" officeooo:paragraph-rsid="001062d7" style:font-weight-asian="bold" style:font-weight-complex="bold"/>
    </style:style>
    <style:style style:name="P11" style:family="paragraph" style:parent-style-name="Standard">
      <style:text-properties fo:font-weight="bold" officeooo:rsid="0011c6a6" officeooo:paragraph-rsid="0011c6a6" style:font-weight-asian="bold" style:font-weight-complex="bold"/>
    </style:style>
    <style:style style:name="P12" style:family="paragraph" style:parent-style-name="Standard">
      <style:text-properties fo:font-weight="bold" officeooo:rsid="00156bc8" officeooo:paragraph-rsid="00156bc8" style:font-weight-asian="bold" style:font-weight-complex="bold"/>
    </style:style>
    <style:style style:name="P13" style:family="paragraph" style:parent-style-name="Standard" style:list-style-name="L1">
      <style:text-properties fo:font-weight="bold" officeooo:rsid="0001b067" officeooo:paragraph-rsid="0001b067" style:font-weight-asian="bold" style:font-weight-complex="bold"/>
    </style:style>
    <style:style style:name="P14" style:family="paragraph" style:parent-style-name="Standard" style:list-style-name="L2">
      <style:text-properties fo:font-weight="bold" officeooo:rsid="0002f54f" officeooo:paragraph-rsid="0002f54f" style:font-weight-asian="bold" style:font-weight-complex="bold"/>
    </style:style>
    <style:style style:name="P15" style:family="paragraph" style:parent-style-name="Standard" style:list-style-name="L3">
      <style:text-properties fo:font-weight="bold" officeooo:rsid="0004766f" officeooo:paragraph-rsid="0004766f" style:font-weight-asian="bold" style:font-weight-complex="bold"/>
    </style:style>
    <style:style style:name="P16" style:family="paragraph" style:parent-style-name="Standard" style:list-style-name="L4">
      <style:text-properties fo:font-weight="bold" officeooo:rsid="00055436" officeooo:paragraph-rsid="00055436" style:font-weight-asian="bold" style:font-weight-complex="bold"/>
    </style:style>
    <style:style style:name="P17" style:family="paragraph" style:parent-style-name="Standard" style:list-style-name="L5">
      <style:text-properties fo:font-weight="bold" officeooo:rsid="0008253e" officeooo:paragraph-rsid="0008253e" style:font-weight-asian="bold" style:font-weight-complex="bold"/>
    </style:style>
    <style:style style:name="P18" style:family="paragraph" style:parent-style-name="Standard" style:list-style-name="L6">
      <style:text-properties fo:font-weight="bold" officeooo:rsid="00091d8c" officeooo:paragraph-rsid="00091d8c" style:font-weight-asian="bold" style:font-weight-complex="bold"/>
    </style:style>
    <style:style style:name="P19" style:family="paragraph" style:parent-style-name="Standard" style:list-style-name="L8">
      <style:text-properties fo:font-weight="bold" officeooo:rsid="000ab56e" officeooo:paragraph-rsid="000ab56e" style:font-weight-asian="bold" style:font-weight-complex="bold"/>
    </style:style>
    <style:style style:name="P20" style:family="paragraph" style:parent-style-name="Standard" style:list-style-name="L9">
      <style:text-properties fo:font-weight="bold" officeooo:rsid="000bc9a7" officeooo:paragraph-rsid="000bc9a7" style:font-weight-asian="bold" style:font-weight-complex="bold"/>
    </style:style>
    <style:style style:name="P21" style:family="paragraph" style:parent-style-name="Standard" style:list-style-name="L12">
      <style:text-properties fo:font-weight="bold" officeooo:rsid="0011c6a6" officeooo:paragraph-rsid="0011c6a6" style:font-weight-asian="bold" style:font-weight-complex="bold"/>
    </style:style>
    <style:style style:name="P22" style:family="paragraph" style:parent-style-name="Standard" style:list-style-name="L1">
      <style:text-properties fo:font-weight="normal" officeooo:rsid="000157b7" officeooo:paragraph-rsid="000157b7" style:font-weight-asian="normal" style:font-weight-complex="normal"/>
    </style:style>
    <style:style style:name="P23" style:family="paragraph" style:parent-style-name="Standard">
      <style:text-properties fo:font-weight="normal" officeooo:rsid="0001b067" officeooo:paragraph-rsid="0001b067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02f54f" officeooo:paragraph-rsid="0002f54f" style:font-weight-asian="normal" style:font-weight-complex="normal"/>
    </style:style>
    <style:style style:name="P25" style:family="paragraph" style:parent-style-name="Standard">
      <style:text-properties fo:font-weight="normal" officeooo:rsid="0002f54f" officeooo:paragraph-rsid="0002f54f" style:font-weight-asian="normal" style:font-weight-complex="normal"/>
    </style:style>
    <style:style style:name="P26" style:family="paragraph" style:parent-style-name="Standard" style:list-style-name="L3">
      <style:text-properties fo:font-weight="normal" officeooo:rsid="0004766f" officeooo:paragraph-rsid="0004766f" style:font-weight-asian="normal" style:font-weight-complex="normal"/>
    </style:style>
    <style:style style:name="P27" style:family="paragraph" style:parent-style-name="Standard">
      <style:text-properties fo:font-weight="normal" officeooo:rsid="0004766f" officeooo:paragraph-rsid="0004766f" style:font-weight-asian="normal" style:font-weight-complex="normal"/>
    </style:style>
    <style:style style:name="P28" style:family="paragraph" style:parent-style-name="Standard" style:list-style-name="L4">
      <style:text-properties fo:font-weight="normal" officeooo:rsid="00055436" officeooo:paragraph-rsid="00055436" style:font-weight-asian="normal" style:font-weight-complex="normal"/>
    </style:style>
    <style:style style:name="P29" style:family="paragraph" style:parent-style-name="Standard">
      <style:text-properties fo:font-weight="normal" officeooo:rsid="00055436" officeooo:paragraph-rsid="00055436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05c334" officeooo:paragraph-rsid="0005c334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07bf0b" officeooo:paragraph-rsid="0007bf0b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08253e" officeooo:paragraph-rsid="0008253e" style:font-weight-asian="normal" style:font-weight-complex="normal"/>
    </style:style>
    <style:style style:name="P33" style:family="paragraph" style:parent-style-name="Standard">
      <style:text-properties fo:font-weight="normal" officeooo:rsid="0008253e" officeooo:paragraph-rsid="0008253e" style:font-weight-asian="normal" style:font-weight-complex="normal"/>
    </style:style>
    <style:style style:name="P34" style:family="paragraph" style:parent-style-name="Standard" style:list-style-name="L6">
      <style:text-properties fo:font-weight="normal" officeooo:rsid="00091d8c" officeooo:paragraph-rsid="00091d8c" style:font-weight-asian="normal" style:font-weight-complex="normal"/>
    </style:style>
    <style:style style:name="P35" style:family="paragraph" style:parent-style-name="Standard">
      <style:text-properties fo:font-weight="normal" officeooo:rsid="00091d8c" officeooo:paragraph-rsid="00091d8c" style:font-weight-asian="normal" style:font-weight-complex="normal"/>
    </style:style>
    <style:style style:name="P36" style:family="paragraph" style:parent-style-name="Standard">
      <style:text-properties fo:font-weight="normal" officeooo:rsid="0009a719" officeooo:paragraph-rsid="0009a719" style:font-weight-asian="normal" style:font-weight-complex="normal"/>
    </style:style>
    <style:style style:name="P37" style:family="paragraph" style:parent-style-name="Standard" style:list-style-name="L7">
      <style:text-properties fo:font-weight="normal" officeooo:rsid="0009a719" officeooo:paragraph-rsid="0009a719" style:font-weight-asian="normal" style:font-weight-complex="normal"/>
    </style:style>
    <style:style style:name="P38" style:family="paragraph" style:parent-style-name="Standard" style:list-style-name="L8">
      <style:text-properties fo:font-weight="normal" officeooo:rsid="000ab56e" officeooo:paragraph-rsid="000ab56e" style:font-weight-asian="normal" style:font-weight-complex="normal"/>
    </style:style>
    <style:style style:name="P39" style:family="paragraph" style:parent-style-name="Standard">
      <style:text-properties fo:font-weight="normal" officeooo:rsid="000ab56e" officeooo:paragraph-rsid="000ab56e" style:font-weight-asian="normal" style:font-weight-complex="normal"/>
    </style:style>
    <style:style style:name="P40" style:family="paragraph" style:parent-style-name="Standard" style:list-style-name="L9">
      <style:text-properties fo:font-weight="normal" officeooo:rsid="000bc9a7" officeooo:paragraph-rsid="000bc9a7" style:font-weight-asian="normal" style:font-weight-complex="normal"/>
    </style:style>
    <style:style style:name="P41" style:family="paragraph" style:parent-style-name="Standard">
      <style:text-properties fo:font-style="normal" fo:font-weight="normal" officeooo:rsid="000bc9a7" officeooo:paragraph-rsid="000bc9a7" style:font-style-asian="normal" style:font-weight-asian="normal" style:font-style-complex="normal" style:font-weight-complex="normal"/>
    </style:style>
    <style:style style:name="P42" style:family="paragraph" style:parent-style-name="Standard" style:list-style-name="L10">
      <style:text-properties fo:font-style="normal" fo:font-weight="normal" officeooo:rsid="000daf05" officeooo:paragraph-rsid="000daf05" style:font-style-asian="normal" style:font-weight-asian="normal" style:font-style-complex="normal" style:font-weight-complex="normal"/>
    </style:style>
    <style:style style:name="P43" style:family="paragraph" style:parent-style-name="Standard" style:list-style-name="L10">
      <style:text-properties fo:font-style="normal" fo:font-weight="normal" officeooo:rsid="000fa470" officeooo:paragraph-rsid="000fa470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0fa470" officeooo:paragraph-rsid="000fa470" style:font-style-asian="normal" style:font-weight-asian="normal" style:font-style-complex="normal" style:font-weight-complex="normal"/>
    </style:style>
    <style:style style:name="P45" style:family="paragraph" style:parent-style-name="Standard" style:list-style-name="L11">
      <style:text-properties fo:font-style="normal" fo:font-weight="normal" officeooo:rsid="001062d7" officeooo:paragraph-rsid="001062d7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1062d7" officeooo:paragraph-rsid="001062d7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13a3be" officeooo:paragraph-rsid="0011c6a6" style:font-style-asian="normal" style:font-weight-asian="normal" style:font-style-complex="normal" style:font-weight-complex="normal"/>
    </style:style>
    <style:style style:name="P48" style:family="paragraph" style:parent-style-name="Standard" style:list-style-name="L13">
      <style:text-properties fo:font-style="normal" fo:font-weight="normal" officeooo:rsid="00156bc8" officeooo:paragraph-rsid="00156bc8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2942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3a3be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ilo diretivo<text:span text:style-name="T1"> (M1→E1):</text:span></text:p>
      <text:list xml:id="list1414720571" text:style-name="L1">
        <text:list-item>
          <text:p text:style-name="P22">diretrizes de tarefa específicas;</text:p>
        </text:list-item>
        <text:list-item>
          <text:p text:style-name="P22">supervisão atenta;</text:p>
        </text:list-item>
        <text:list-item>
          <text:p text:style-name="P22">pessoas com pouca motivação p/ realizar tarefa;</text:p>
        </text:list-item>
        <text:list-item>
          <text:p text:style-name="P22">pessoas com pouca competência p/ realizar tarefa;</text:p>
        </text:list-item>
        <text:list-item>
          <text:p text:style-name="P13">tarefa<text:span text:style-name="T1"> → alto;</text:span></text:p>
        </text:list-item>
        <text:list-item>
          <text:p text:style-name="P13">relacionamento<text:span text:style-name="T1"> → baixo.</text:span></text:p>
        </text:list-item>
      </text:list>
      <text:p text:style-name="P23"/>
      <text:p text:style-name="P2">Estilo persuasivo<text:span text:style-name="T1"> (M2→E2):</text:span></text:p>
      <text:list xml:id="list296424144" text:style-name="L2">
        <text:list-item>
          <text:p text:style-name="P24">explica de forma persuasiva as diretrizes das tarefas;</text:p>
        </text:list-item>
        <text:list-item>
          <text:p text:style-name="P24">fornece apoio;</text:p>
        </text:list-item>
        <text:list-item>
          <text:p text:style-name="P24">grupo é esforçado, mas sem capacidade técnica;</text:p>
        </text:list-item>
        <text:list-item>
          <text:p text:style-name="P14">tarefa <text:span text:style-name="T1">→ alto;</text:span></text:p>
        </text:list-item>
        <text:list-item>
          <text:p text:style-name="P14">relacionamento<text:span text:style-name="T1"> → alto.</text:span></text:p>
        </text:list-item>
      </text:list>
      <text:p text:style-name="P25"/>
      <text:p text:style-name="P3">Estilo compartilhador<text:span text:style-name="T1"> (M3→E3):</text:span></text:p>
      <text:list xml:id="list3869384101" text:style-name="L3">
        <text:list-item>
          <text:p text:style-name="P26">ideias compartilhadas, decisões participativas nas diretrizes de tarefa;</text:p>
        </text:list-item>
        <text:list-item>
          <text:p text:style-name="P15">tarefa<text:span text:style-name="T1"> → baixo;</text:span></text:p>
        </text:list-item>
        <text:list-item>
          <text:p text:style-name="P15">relacionamento<text:span text:style-name="T1"> → alto.</text:span></text:p>
        </text:list-item>
      </text:list>
      <text:p text:style-name="P27"/>
      <text:p text:style-name="P4">Estilo delegador<text:span text:style-name="T1"> (M4→E4):</text:span></text:p>
      <text:list xml:id="list615628956" text:style-name="L4">
        <text:list-item>
          <text:p text:style-name="P28">grupo assume responsabilidades pelas decisões de tarefa;</text:p>
        </text:list-item>
        <text:list-item>
          <text:p text:style-name="P16">tarefa<text:span text:style-name="T1"> → baixo;</text:span></text:p>
        </text:list-item>
        <text:list-item>
          <text:p text:style-name="P16">relacionamento<text:span text:style-name="T1"> → baixo.</text:span></text:p>
        </text:list-item>
      </text:list>
      <text:p text:style-name="P29"/>
      <text:p text:style-name="P5">Teoria caminho-meta<text:span text:style-name="T1"> (Evans &amp; House):</text:span></text:p>
      <text:list xml:id="list3302319969" text:style-name="L5">
        <text:list-item>
          <text:p text:style-name="P30">usam a Teoria da Expectativa;</text:p>
        </text:list-item>
        <text:list-item>
          <text:p text:style-name="P30">líder → ajuda obter recompensas individuais por meio do esclarecimento do caminho que deverão percorrer para atingir um nível de desempenho que os permita atingir as metas da organização e suas metas individuais;</text:p>
        </text:list-item>
        <text:list-item>
          <text:p text:style-name="P31">líder deve remover barreiras e dar recompensas;</text:p>
        </text:list-item>
        <text:list-item>
          <text:p text:style-name="P32">líder deve ser flexível e alternar entre 4 estilos:</text:p>
          <text:list>
            <text:list-item>
              <text:p text:style-name="P17">diretivo<text:span text:style-name="T1"> → especifica tarefas e define as metas;</text:span></text:p>
            </text:list-item>
            <text:list-item>
              <text:p text:style-name="P17">compreensivo<text:span text:style-name="T1"> → preocupado com as necessidades dos funcionários;</text:span></text:p>
            </text:list-item>
            <text:list-item>
              <text:p text:style-name="P17">participativo<text:span text:style-name="T1"> → consulta funcionários, descentraliza decisões;</text:span></text:p>
            </text:list-item>
            <text:list-item>
              <text:p text:style-name="P17">realizador<text:span text:style-name="T1"> → desafia subordinados com objetivos ambiciosos.</text:span></text:p>
            </text:list-item>
          </text:list>
        </text:list-item>
      </text:list>
      <text:p text:style-name="P33"/>
      <text:p text:style-name="P6">Modelo Vroo-Jago<text:span text:style-name="T1">:</text:span></text:p>
      <text:list xml:id="list2441137925" text:style-name="L6">
        <text:list-item>
          <text:p text:style-name="P34">grau de participação permitido aos liderados na decisão:</text:p>
          <text:list>
            <text:list-item>
              <text:p text:style-name="P18">decisão autoritária<text:span text:style-name="T1"> → gerente decide sozinho;</text:span></text:p>
            </text:list-item>
            <text:list-item>
              <text:p text:style-name="P18">consulta individual<text:span text:style-name="T1"> → gerente decide após consultar individualmente os liderados;</text:span></text:p>
            </text:list-item>
            <text:list-item>
              <text:p text:style-name="P18">consulta ao grupo<text:span text:style-name="T1"> → gerente decide após consultar liderados em grupo;</text:span></text:p>
            </text:list-item>
            <text:list-item>
              <text:p text:style-name="P18">facilita<text:span text:style-name="T1"> → gerente reúne o grupo, compartilha o problema, estimula discussão em grupo, visando a tomada de decisão;</text:span></text:p>
            </text:list-item>
            <text:list-item>
              <text:p text:style-name="P18">delega<text:span text:style-name="T1"> → gerente reúne o grupo e delega a determinadas pessoas do grupo o poder e autoridade para definir o problema e tomar a decisão.</text:span></text:p>
            </text:list-item>
          </text:list>
        </text:list-item>
      </text:list>
      <text:p text:style-name="P35"/>
      <text:p text:style-name="P36">Visão contemporânea da liderança:</text:p>
      <text:list xml:id="list3379349836" text:style-name="L7">
        <text:list-item>
          <text:p text:style-name="P37">Teoria da Liderança Transformacional (inclusive Transacional);</text:p>
        </text:list-item>
        <text:list-item>
          <text:p text:style-name="P37"><text:soft-page-break/>Teoria da Liderança Carismática; e</text:p>
        </text:list-item>
        <text:list-item>
          <text:p text:style-name="P37">Substitutos de Liderança.</text:p>
        </text:list-item>
      </text:list>
      <text:p text:style-name="P36"/>
      <text:p text:style-name="P7">Liderança Transacional<text:span text:style-name="T1">:</text:span></text:p>
      <text:list xml:id="list1755807743" text:style-name="L8">
        <text:list-item>
          <text:p text:style-name="P38">líder define metas e recompensas;</text:p>
        </text:list-item>
        <text:list-item>
          <text:p text:style-name="P19"><text:span text:style-name="T1">indicada em situações de </text:span>estabilidade<text:span text:style-name="T1">.</text:span></text:p>
        </text:list-item>
      </text:list>
      <text:p text:style-name="P39"/>
      <text:p text:style-name="P8">Liderança Transformacional<text:span text:style-name="T1">:</text:span></text:p>
      <text:list xml:id="list688914564" text:style-name="L9">
        <text:list-item>
          <text:p text:style-name="P40">líder inspira liderados a transcenderem seus interesses individuais a favor da organização;</text:p>
        </text:list-item>
        <text:list-item>
          <text:p text:style-name="P40">não precisa de recompensas materiais;</text:p>
        </text:list-item>
        <text:list-item>
          <text:p text:style-name="P40">foca visão, valores partilhados, desenvolvimento de ideias;</text:p>
        </text:list-item>
        <text:list-item>
          <text:p text:style-name="P20"><text:span text:style-name="T1">melhor desempenho, mais satisfação, menor </text:span><text:span text:style-name="T2">turnover</text:span><text:span text:style-name="T4"> (rotatividade).</text:span></text:p>
        </text:list-item>
      </text:list>
      <text:p text:style-name="P41"/>
      <text:p text:style-name="P9"><text:span text:style-name="T3">Substitutos de Liderança</text:span><text:span text:style-name="T4">:</text:span></text:p>
      <text:list xml:id="list242412590" text:style-name="L10">
        <text:list-item>
          <text:p text:style-name="P42">atributos que podem substituir a necessidade de liderança ou que impossibilitem que o comportamento do líder faça qualquer diferença para os subordinados;</text:p>
        </text:list-item>
        <text:list-item>
          <text:p text:style-name="P43">variáveis situacionais podem ser tão poderosas que substituem ou neutralizam a necessidade de liderança.</text:p>
        </text:list-item>
      </text:list>
      <text:p text:style-name="P44"/>
      <text:p text:style-name="P10"><text:span text:style-name="T3">Liderança Carismática</text:span><text:span text:style-name="T4">:</text:span></text:p>
      <text:list xml:id="list1933950214" text:style-name="L11">
        <text:list-item>
          <text:p text:style-name="P45">liderados creem que líder possui capacidades heroicas/extra/ordinárias;</text:p>
        </text:list-item>
        <text:list-item>
          <text:p text:style-name="P45">características desses líderes:</text:p>
          <text:list>
            <text:list-item>
              <text:p text:style-name="P45">têm visão;</text:p>
            </text:list-item>
            <text:list-item>
              <text:p text:style-name="P45">dispostos a correr riscos por essa visão;</text:p>
            </text:list-item>
            <text:list-item>
              <text:p text:style-name="P45">sensíveis a limitações ambientais e necessidades de seus liderados;</text:p>
            </text:list-item>
            <text:list-item>
              <text:p text:style-name="P45">exibem comportamentos fora do comum.</text:p>
            </text:list-item>
          </text:list>
        </text:list-item>
      </text:list>
      <text:p text:style-name="P46"/>
      <text:p text:style-name="P11"><text:span text:style-name="T3">Inteligência Emocional</text:span><text:span text:style-name="T4">: grandes líderes demonstram todas as 5 características da inteligência emocional:</text:span></text:p>
      <text:list xml:id="list3761057346" text:style-name="L12">
        <text:list-item>
          <text:p text:style-name="P21"><text:span text:style-name="T3">autoconsciência</text:span><text:span text:style-name="T4"> → autoconfiança, autoavaliação realista, senso de humor voltado para a crítica;</text:span></text:p>
        </text:list-item>
        <text:list-item>
          <text:p text:style-name="P21"><text:span text:style-name="T3">autogerenciamento</text:span><text:span text:style-name="T4"> → </text:span><text:span text:style-name="T5">integridade, confiabilidade, capacidade de lidar com ambiguidade e ser aberto a mudanças</text:span><text:span text:style-name="T4">;</text:span></text:p>
        </text:list-item>
        <text:list-item>
          <text:p text:style-name="P21"><text:span text:style-name="T3">automotivação</text:span><text:span text:style-name="T4"> →</text:span><text:span text:style-name="T5"> </text:span><text:span text:style-name="T6">forte orientação a conquista, otimismo, alto comprometimento organizacional</text:span><text:span text:style-name="T4">;</text:span></text:p>
        </text:list-item>
        <text:list-item>
          <text:p text:style-name="P21"><text:span text:style-name="T3">empatia</text:span><text:span text:style-name="T4"> →</text:span><text:span text:style-name="T6"> habilidade de gerar e reter talentos, sensibilidade multicultural, serviços voltados aos clientes e consumidores</text:span><text:span text:style-name="T4">;</text:span></text:p>
        </text:list-item>
        <text:list-item>
          <text:p text:style-name="P21"><text:span text:style-name="T3">habilidades sociais</text:span><text:span text:style-name="T4"> →</text:span><text:span text:style-name="T6"> capacidade de liderar esforços para a mudança, persuasão, construir e liderar equipes.</text:span></text:p>
        </text:list-item>
      </text:list>
      <text:p text:style-name="P47"/>
      <text:p text:style-name="P12"><text:span text:style-name="T6">V</text:span><text:span text:style-name="T4">ariáveis do Modelo de Fiedler:</text:span></text:p>
      <text:list xml:id="list4007896046" text:style-name="L13">
        <text:list-item>
          <text:p text:style-name="P48">qualidade da relação líder-membro;</text:p>
        </text:list-item>
        <text:list-item>
          <text:p text:style-name="P48">grau de estrutura da tarefa; e</text:p>
        </text:list-item>
        <text:list-item>
          <text:p text:style-name="P48">nível de poder de posiçã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3T13:51:13.249000000</dc:date>
    <meta:editing-duration>PT1H5M50S</meta:editing-duration>
    <meta:editing-cycles>23</meta:editing-cycles>
    <meta:document-statistic meta:table-count="0" meta:image-count="0" meta:object-count="0" meta:page-count="2" meta:paragraph-count="69" meta:word-count="548" meta:character-count="3664" meta:non-whitespace-character-count="3241"/>
  </office:meta>
</office:document-meta>
</file>